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6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66723676250588421" text:style-name="L6">
        <text:list-header>
          <text:p text:style-name="P1">Indented text in a list.</text:p>
        </text:list-header>
        <text:list-item>
          <text:p text:style-name="P1">This is a numbered block.<text:line-break/>It contains several paragraphs of text.<text:line-break/>Like this.</text:p>
        </text:list-item>
        <text:list-item>
          <text:p text:style-name="P1">Next ite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7:41:45.06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" meta:word-count="22" meta:character-count="114"/>
  </office:meta>
</office:document-meta>
</file>